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10000017F2C188C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597cm" svg:x="1cm" svg:y="10.671cm">
          <draw:image xlink:href="Pictures/10000001000004710000017F2C188CF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"/>
    <meta:generator>LibreOffice/25.2.7.2$Windows_X86_64 LibreOffice_project/5cbfd1ab6520636bb5f7b99185aa69bd7456825d</meta:generator>
  </office:meta>
</office:document-meta>
</file>